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1">
      <style:paragraph-properties fo:line-height="115%" style:writing-mode="page"/>
    </style:style>
    <style:style style:name="P3" style:family="paragraph" style:parent-style-name="Heading_20_2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ΠΡΟΣ ΤΙΤΟΝ</text:h>
      <text:p text:style-name="P1"/>
      <text:h text:style-name="P3" text:outline-level="2">1</text:h>
      <text:p text:style-name="P1"/>
      <text:p text:style-name="P1"><text:tab/><text:span text:style-name="T1">1</text:span> Παῦλος δοῦλος Θεοῦ, ἀπόστολος δὲ Ἰησοῦ Χριστοῦ κατὰ πίστιν ἐκλεκτῶν Θεοῦ καὶ ἐπίγνωσιν ἀληθείας τῆς κατ’ εὐσέβειαν <text:span text:style-name="T1">2</text:span> ἐπ’ ἐλπίδι ζωῆς αἰωνίου, ἣν ἐπηγγείλατο ὁ ἀψευδὴς Θεὸς πρὸ χρόνων αἰωνίων, <text:span text:style-name="T1">3</text:span> ἐφανέρωσεν δὲ καιροῖς ἰδίοις τὸν λόγον αὐτοῦ ἐν κηρύγματι ὃ ἐπιστεύθην ἐγὼ κατ’ ἐπιταγὴν τοῦ Σωτῆρος ἡμῶν Θεοῦ, <text:span text:style-name="T1">4</text:span> Τίτῳ γνησίῳ τέκνῳ κατὰ κοινὴν πίστιν· χάρις καὶ εἰρήνη ἀπὸ Θεοῦ Πατρὸς καὶ Χριστοῦ Ἰησοῦ τοῦ Σωτῆρος ἡμῶν.</text:p>
      <text:p text:style-name="P1"><text:tab/><text:span text:style-name="T1">5</text:span> Τούτου χάριν ἀπέλιπόν σε ἐν Κρήτῃ ἵνα τὰ λείποντα ἐπιδιορθώσῃ, καὶ καταστήσῃς κατὰ πόλιν πρεσβυτέρους, ὡς ἐγώ σοι διεταξάμην, <text:span text:style-name="T1">6</text:span> εἴ τίς ἐστιν ἀνέγκλητος, μιᾶς γυναικὸς ἀνήρ, τέκνα ἔχων πιστά, μὴ ἐν κατηγορίᾳ ἀσωτίας ἢ ἀνυπότακτα. <text:span text:style-name="T1">7</text:span> δεῖ γὰρ τὸν ἐπίσκοπον ἀνέγκλητον εἶναι ὡς Θεοῦ οἰκονόμον, μὴ αὐθάδη, μὴ ὀργίλον, μὴ πάροινον, μὴ πλήκτην, μὴ αἰσχροκερδῆ, <text:span text:style-name="T1">8</text:span> ἀλλὰ φιλόξενον, φιλάγαθον, σώφρονα, δίκαιον, ὅσιον, ἐγκρατῆ, <text:span text:style-name="T1">9</text:span> ἀντεχόμενον τοῦ κατὰ τὴν διδαχὴν πιστοῦ λόγου, ἵνα δυνατὸς ᾖ καὶ παρακαλεῖν ἐν τῇ διδασκαλίᾳ τῇ ὑγιαινούσῃ καὶ τοὺς ἀντιλέγοντας ἐλέγχειν. <text:span text:style-name="T1">10</text:span> Εἰσὶν γὰρ πολλοὶ ἀνυπότακτοι, ματαιολόγοι καὶ φρεναπάται, μάλιστα οἱ ἐκ τῆς περιτομῆς, <text:span text:style-name="T1">11</text:span> οὓς δεῖ ἐπιστομίζειν, οἵτινες ὅλους οἴκους ἀνατρέπουσιν διδάσκοντες ἃ μὴ δεῖ αἰσχροῦ κέρδους χάριν. <text:span text:style-name="T1">12</text:span> εἶπέν τις ἐξ αὐτῶν ἴδιος αὐτῶν προφήτης </text:p>
      <text:p text:style-name="P1"><text:tab/>Κρῆτες ἀεὶ ψεῦσται, κακὰ θηρία, γαστέρες ἀργαί.</text:p>
      <text:p text:style-name="P1"><text:soft-page-break/><text:span text:style-name="T1">13</text:span> ἡ μαρτυρία αὕτη ἐστὶν ἀληθής. δι’ ἣν αἰτίαν ἔλεγχε αὐτοὺς ἀποτόμως, ἵνα ὑγιαίνωσιν ἐν τῇ πίστει, <text:span text:style-name="T1">14</text:span> μὴ προσέχοντες Ἰουδαϊκοῖς μύθοις καὶ ἐντολαῖς ἀνθρώπων ἀποστρεφομένων τὴν ἀλήθειαν. <text:span text:style-name="T1">15</text:span> πάντα καθαρὰ τοῖς καθαροῖς· τοῖς δὲ μεμιαμμένοις καὶ ἀπίστοις οὐδὲν καθαρόν, ἀλλὰ μεμίανται αὐτῶν καὶ ὁ νοῦς καὶ ἡ συνείδησις. <text:span text:style-name="T1">16</text:span> Θεὸν ὁμολογοῦσιν εἰδέναι, τοῖς δὲ ἔργοις ἀρνοῦνται, βδελυκτοὶ ὄντες καὶ ἀπειθεῖς καὶ πρὸς πᾶν ἔργον ἀγαθὸν ἀδόκιμοι.</text:p>
      <text:p text:style-name="P1"/>
      <text:h text:style-name="P3" text:outline-level="2">2</text:h>
      <text:p text:style-name="P1"/>
      <text:p text:style-name="P1"><text:tab/><text:span text:style-name="T1">1</text:span> Σὺ δὲ λάλει ἃ πρέπει τῇ ὑγιαινούσῃ διδασκαλίᾳ. <text:span text:style-name="T1">2</text:span> πρεσβύτας νηφαλίους εἶναι, σεμνούς, σώφρονας, ὑγιαίνοντας τῇ πίστει, τῇ ἀγάπῃ, τῇ ὑπομονῇ· <text:span text:style-name="T1">3</text:span> πρεσβύτιδας ὡσαύτως ἐν καταστήματι ἱεροπρεπεῖς, μὴ διαβόλους μηδὲ οἴνῳ πολλῷ δεδουλωμένας, καλοδιδασκάλους, <text:span text:style-name="T1">4</text:span> ἵνα σωφρονίζωσιν τὰς νέας φιλάνδρους εἶναι, φιλοτέκνους, <text:span text:style-name="T1">5</text:span> σώφρονας, ἁγνάς, οἰκουργούς, ἀγαθάς, ὑποτασσομένας τοῖς ἰδίοις ἀνδράσιν, ἵνα μὴ ὁ λόγος τοῦ Θεοῦ βλασφημῆται. <text:span text:style-name="T1">6</text:span> Τοὺς νεωτέρους ὡσαύτως παρακάλει σωφρονεῖν <text:span text:style-name="T1">7</text:span> περὶ πάντα, σεαυτὸν παρεχόμενος τύπον καλῶν ἔργων, ἐν τῇ διδασκαλίᾳ ἀφθορίαν, σεμνότητα, <text:span text:style-name="T1">8</text:span> λόγον ὑγιῆ ἀκατάγνωστον, ἵνα ὁ ἐξ ἐναντίας ἐντραπῇ μηδὲν ἔχων λέγειν περὶ ἡμῶν φαῦλον. <text:span text:style-name="T1">9</text:span> δούλους ἰδίοις δεσπόταις ὑποτάσσεσθαι ἐν πᾶσιν, εὐαρέστους εἶναι, μὴ ἀντιλέγοντας, <text:span text:style-name="T1">10</text:span> μὴ νοσφιζομένους, ἀλλὰ πᾶσαν πίστιν ἐνδεικνυμένους ἀγαθήν, ἵνα τὴν διδασκαλίαν τὴν τοῦ Σωτῆρος ἡμῶν Θεοῦ κοσμῶσιν ἐν πᾶσιν. <text:span text:style-name="T1">11</text:span> Ἐπεφάνη γὰρ ἡ χάρις τοῦ Θεοῦ σωτήριος πᾶσιν ἀνθρώποις, <text:span text:style-name="T1">12</text:span> παιδεύουσα ἡμᾶς, ἵνα ἀρνησάμενοι τὴν ἀσέβειαν καὶ τὰς κοσμικὰς <text:soft-page-break/>ἐπιθυμίας σωφρόνως καὶ δικαίως καὶ εὐσεβῶς ζήσωμεν ἐν τῷ νῦν αἰῶνι, <text:span text:style-name="T1">13</text:span> προσδεχόμενοι τὴν μακαρίαν ἐλπίδα καὶ ἐπιφάνειαν τῆς δόξης τοῦ μεγάλου Θεοῦ καὶ Σωτῆρος ἡμῶν Χριστοῦ Ἰησοῦ, <text:span text:style-name="T1">14</text:span> ὃς ἔδωκεν ἑαυτὸν ὑπὲρ ἡμῶν ἵνα <text:span text:style-name="T2">λυτρώσηται</text:span> ἡμᾶς <text:span text:style-name="T2">ἀπὸ πάσης ἀνομίας</text:span> καὶ <text:span text:style-name="T2">καθαρίσῃ ἑαυτῷ λαὸν περιούσιον</text:span>, ζηλωτὴν καλῶν ἔργων. <text:span text:style-name="T1">15</text:span> Ταῦτα λάλει καὶ παρακάλει καὶ ἔλεγχε μετὰ πάσης ἐπιταγῆς· μηδείς σου περιφρονείτω.</text:p>
      <text:p text:style-name="P1"/>
      <text:h text:style-name="P3" text:outline-level="2">3</text:h>
      <text:p text:style-name="P1"/>
      <text:p text:style-name="P1"><text:span text:style-name="T1">1</text:span> Ὑπομίμνῃσκε αὐτοὺς ἀρχαῖς ἐξουσίαις ὑποτάσσεσθαι, πειθαρχεῖν, πρὸς πᾶν ἔργον ἀγαθὸν ἑτοίμους εἶναι, <text:span text:style-name="T1">2</text:span> μηδένα βλασφημεῖν, ἀμάχους εἶναι, ἐπιεικεῖς, πᾶσαν ἐνδεικνυμένους πραΰτητα πρὸς πάντας ἀνθρώπους. <text:span text:style-name="T1">3</text:span> Ἦμεν γάρ ποτε καὶ ἡμεῖς ἀνόητοι, ἀπειθεῖς, πλανώμενοι, δουλεύοντες ἐπιθυμίαις καὶ ἡδοναῖς ποικίλαις, ἐν κακίᾳ καὶ φθόνῳ διάγοντες, στυγητοί, μισοῦντες ἀλλήλους. <text:span text:style-name="T1">4</text:span> ὅτε δὲ ἡ χρηστότης καὶ ἡ φιλανθρωπία ἐπεφάνη τοῦ Σωτῆρος ἡμῶν Θεοῦ, <text:span text:style-name="T1">5</text:span> οὐκ ἐξ ἔργων τῶν ἐν δικαιοσύνῃ ἃ ἐποιήσαμεν ἡμεῖς ἀλλὰ κατὰ τὸ αὐτοῦ ἔλεος ἔσωσεν ἡμᾶς διὰ λουτροῦ παλινγενεσίας καὶ ἀνακαινώσεως Πνεύματος Ἁγίου, <text:span text:style-name="T1">6</text:span> οὗ ἐξέχεεν ἐφ’ ἡμᾶς πλουσίως διὰ Ἰησοῦ Χριστοῦ τοῦ Σωτῆρος ἡμῶν, <text:span text:style-name="T1">7</text:span> ἵνα δικαιωθέντες τῇ ἐκείνου χάριτι κληρονόμοι γενηθῶμεν κατ’ ἐλπίδα ζωῆς αἰωνίου. <text:span text:style-name="T1">8</text:span> Πιστὸς ὁ λόγος, καὶ περὶ τούτων βούλομαί σε διαβεβαιοῦσθαι, ἵνα φροντίζωσιν καλῶν ἔργων προΐστασθαι οἱ πεπιστευκότες Θεῷ. ταῦτά ἐστιν καλὰ καὶ ὠφέλιμα τοῖς ἀνθρώποις· <text:span text:style-name="T1">9</text:span> μωρὰς δὲ ζητήσεις καὶ γενεαλογίας καὶ ἔριν καὶ μάχας νομικὰς περιΐστασο· εἰσὶν γὰρ ἀνωφελεῖς καὶ μάταιοι. <text:span text:style-name="T1">10</text:span> αἱρετικὸν <text:soft-page-break/>ἄνθρωπον μετὰ μίαν καὶ δευτέραν νουθεσίαν παραιτοῦ, <text:span text:style-name="T1">11</text:span> εἰδὼς ὅτι ἐξέστραπται ὁ τοιοῦτος καὶ ἁμαρτάνει, ὢν αὐτοκατάκριτος.</text:p>
      <text:p text:style-name="P1"><text:tab/><text:span text:style-name="T1">12</text:span> Ὅταν πέμψω Ἀρτεμᾶν πρὸς σὲ ἢ Τυχικόν, σπούδασον ἐλθεῖν πρός με εἰς Νικόπολιν· ἐκεῖ γὰρ κέκρικα παραχειμάσαι. <text:span text:style-name="T1">13</text:span> Ζηνᾶν τὸν νομικὸν καὶ Ἀπολλῶν σπουδαίως πρόπεμψον, ἵνα μηδὲν αὐτοῖς λείπῃ. <text:span text:style-name="T1">14</text:span> μανθανέτωσαν δὲ καὶ οἱ ἡμέτεροι καλῶν ἔργων προΐστασθαι εἰς τὰς ἀναγκαίας χρείας, ἵνα μὴ ὦσιν ἄκαρποι.</text:p>
      <text:p text:style-name="P1"><text:tab/><text:span text:style-name="T1">15</text:span> Ἀσπάζονταί σε οἱ μετ’ ἐμοῦ πάντες. ἄσπασαι τοὺς φιλοῦντας ἡμᾶς ἐν πίστει. </text:p>
      <text:p text:style-name="P1"><text:tab/>Ἡ χάρις μετὰ πάντων ὑμῶν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1:21:29.33</meta:creation-date>
    <dc:date>2020-04-04T11:59:42</dc:date>
    <meta:editing-duration>PT2H9M23S</meta:editing-duration>
    <meta:editing-cycles>11</meta:editing-cycles>
    <meta:generator>LibreOffice/5.4.7.2$Windows_X86_64 LibreOffice_project/c838ef25c16710f8838b1faec480ebba495259d0</meta:generator>
    <meta:document-statistic meta:table-count="0" meta:image-count="0" meta:object-count="0" meta:page-count="4" meta:paragraph-count="13" meta:word-count="709" meta:character-count="4630" meta:non-whitespace-character-count="3925"/>
  </office:meta>
</office:document-meta>
</file>